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8107" officeooo:paragraph-rsid="001d5cfc"/>
    </style:style>
    <style:style style:name="P2" style:family="paragraph" style:parent-style-name="Standard">
      <style:text-properties officeooo:rsid="000cf13d" officeooo:paragraph-rsid="001d5cfc"/>
    </style:style>
    <style:style style:name="P3" style:family="paragraph" style:parent-style-name="Standard">
      <style:text-properties officeooo:rsid="000e7892" officeooo:paragraph-rsid="001d5cfc"/>
    </style:style>
    <style:style style:name="P4" style:family="paragraph" style:parent-style-name="Standard">
      <style:text-properties officeooo:rsid="000ffabe" officeooo:paragraph-rsid="001d5cfc"/>
    </style:style>
    <style:style style:name="P5" style:family="paragraph" style:parent-style-name="Standard">
      <style:text-properties officeooo:rsid="0011c936" officeooo:paragraph-rsid="001d5cfc"/>
    </style:style>
    <style:style style:name="P6" style:family="paragraph" style:parent-style-name="Standard">
      <style:text-properties officeooo:rsid="00130239" officeooo:paragraph-rsid="001d5cfc"/>
    </style:style>
    <style:style style:name="P7" style:family="paragraph" style:parent-style-name="Standard">
      <style:text-properties officeooo:rsid="0015056e" officeooo:paragraph-rsid="001d5cfc"/>
    </style:style>
    <style:style style:name="P8" style:family="paragraph" style:parent-style-name="Standard">
      <style:text-properties officeooo:rsid="0013b431" officeooo:paragraph-rsid="001d5cfc"/>
    </style:style>
    <style:style style:name="P9" style:family="paragraph" style:parent-style-name="Standard">
      <style:text-properties officeooo:rsid="0014b9ad" officeooo:paragraph-rsid="001d5cfc"/>
    </style:style>
    <style:style style:name="P10" style:family="paragraph" style:parent-style-name="Standard">
      <style:text-properties officeooo:rsid="00167fa8" officeooo:paragraph-rsid="001d5cfc"/>
    </style:style>
    <style:style style:name="P11" style:family="paragraph" style:parent-style-name="Standard">
      <style:text-properties officeooo:rsid="00180818" officeooo:paragraph-rsid="001d5cfc"/>
    </style:style>
    <style:style style:name="P12" style:family="paragraph" style:parent-style-name="Standard">
      <style:text-properties officeooo:rsid="001989ce" officeooo:paragraph-rsid="001d5cfc"/>
    </style:style>
    <style:style style:name="P13" style:family="paragraph" style:parent-style-name="Standard">
      <style:text-properties officeooo:rsid="001acded" officeooo:paragraph-rsid="001d5cfc"/>
    </style:style>
    <style:style style:name="P14" style:family="paragraph" style:parent-style-name="Standard">
      <style:text-properties officeooo:rsid="001bba30" officeooo:paragraph-rsid="001d5cfc"/>
    </style:style>
    <style:style style:name="P15" style:family="paragraph" style:parent-style-name="Standard">
      <style:text-properties officeooo:rsid="001d5cfc" officeooo:paragraph-rsid="001d5cfc"/>
    </style:style>
    <style:style style:name="P16" style:family="paragraph" style:parent-style-name="Standard">
      <style:text-properties officeooo:rsid="001dca33" officeooo:paragraph-rsid="001dca33"/>
    </style:style>
    <style:style style:name="P17" style:family="paragraph" style:parent-style-name="Standard" style:list-style-name="L1">
      <style:text-properties officeooo:rsid="000cf13d" officeooo:paragraph-rsid="001d5cfc"/>
    </style:style>
    <style:style style:name="P18" style:family="paragraph" style:parent-style-name="Standard" style:list-style-name="L2">
      <style:text-properties officeooo:rsid="000cf13d" officeooo:paragraph-rsid="001d5cfc"/>
    </style:style>
    <style:style style:name="P19" style:family="paragraph" style:parent-style-name="Standard" style:list-style-name="L3">
      <style:text-properties officeooo:rsid="000cf13d" officeooo:paragraph-rsid="001d5cfc"/>
    </style:style>
    <style:style style:name="P20" style:family="paragraph" style:parent-style-name="Standard" style:list-style-name="L4">
      <style:text-properties officeooo:rsid="000ffabe" officeooo:paragraph-rsid="001d5cfc"/>
    </style:style>
    <style:style style:name="P21" style:family="paragraph" style:parent-style-name="Standard" style:list-style-name="L5">
      <style:text-properties officeooo:rsid="001d5cfc" officeooo:paragraph-rsid="001d5cfc"/>
    </style:style>
    <style:style style:name="P22" style:family="paragraph" style:parent-style-name="Standard" style:list-style-name="L6">
      <style:text-properties officeooo:rsid="001d5cfc" officeooo:paragraph-rsid="001d5cfc"/>
    </style:style>
    <style:style style:name="P23" style:family="paragraph" style:parent-style-name="Standard">
      <style:text-properties officeooo:rsid="001dca33" officeooo:paragraph-rsid="001dca33"/>
    </style:style>
    <style:style style:name="P24" style:family="paragraph" style:parent-style-name="Standard">
      <style:text-properties officeooo:rsid="001ec26b" officeooo:paragraph-rsid="001ec26b"/>
    </style:style>
    <style:style style:name="T1" style:family="text">
      <style:text-properties officeooo:rsid="00179e3f"/>
    </style:style>
    <style:style style:name="T2" style:family="text">
      <style:text-properties officeooo:rsid="00106f4b"/>
    </style:style>
    <style:style style:name="T3" style:family="text">
      <style:text-properties officeooo:rsid="0013b431"/>
    </style:style>
    <style:style style:name="T4" style:family="text">
      <style:text-properties officeooo:rsid="001989c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g 2:</text:p>
      <text:p text:style-name="P2"/>
      <text:p text:style-name="P2">Plan:</text:p>
      <text:p text:style-name="P2"><text:tab/>Bewegung:</text:p>
      <text:list xml:id="list1464361203512597367" text:style-name="L1">
        <text:list-item>
          <text:p text:style-name="P17">Einheit nicht mehr verfügbar nach Zug ( Teilbewegungsproblem )</text:p>
        </text:list-item>
        <text:list-item>
          <text:p text:style-name="P17">Bewegungsphase endet, wenn Bewegungspunkte leer oder bei erneutem Klick auf die Einheit.</text:p>
        </text:list-item>
        <text:list-item>
          <text:p text:style-name="P17">Erneuter Klick startet Kampfphase. Eventuelle zweite Bewegungsphase, wenn Bewegungspunkte übrig.</text:p>
        </text:list-item>
        <text:list-item>
          <text:p text:style-name="P17">Bewegung nur in Norden, Westen, Osten, Süden</text:p>
        </text:list-item>
        <text:list-item>
          <text:p text:style-name="P17">Jede Einheit, die man kontrolliert kann in einem Zug gezogen werden.</text:p>
        </text:list-item>
      </text:list>
      <text:p text:style-name="P2"><text:tab/></text:p>
      <text:p text:style-name="P2"/>
      <text:p text:style-name="P2"/>
      <text:p text:style-name="P2"><text:tab/>Leveleditor:</text:p>
      <text:list xml:id="list3445406522101278980" text:style-name="L2">
        <text:list-item>
          <text:p text:style-name="P18">Speichern als Zip?</text:p>
        </text:list-item>
        <text:list-item>
          <text:p text:style-name="P18">Einmal Konfigurationsdatei mit Feldoptionen und einmal Bilddatei</text:p>
        </text:list-item>
        <text:list-item>
          <text:p text:style-name="P18">Nur Felder setzbar. Möglicherweise Bonus?</text:p>
        </text:list-item>
      </text:list>
      <text:p text:style-name="P2"/>
      <text:p text:style-name="P2">Angefangen:</text:p>
      <text:list xml:id="list6991056815056828715" text:style-name="L3">
        <text:list-item>
          <text:p text:style-name="P19">UML Diagramm der benötigten Klassen.</text:p>
        </text:list-item>
        <text:list-item>
          <text:p text:style-name="P19">Projekt erstellt</text:p>
        </text:list-item>
        <text:list-item>
          <text:p text:style-name="P19">Github angelegt</text:p>
        </text:list-item>
      </text:list>
      <text:p text:style-name="P3"/>
      <text:p text:style-name="P3">Tag 3</text:p>
      <text:p text:style-name="P3"/>
      <text:p text:style-name="P3">Festlegung der Feldgröße auf 50x50</text:p>
      <text:p text:style-name="P3">Vorerst eine Spielfeldgröße von <text:span text:style-name="T1">60</text:span>0x500</text:p>
      <text:p text:style-name="P3">Thema: Piraten</text:p>
      <text:p text:style-name="P3"/>
      <text:p text:style-name="P4">Folgende Tiles werden benötigt:</text:p>
      <text:list xml:id="list3208790377571269446" text:style-name="L4">
        <text:list-item>
          <text:p text:style-name="P20">4 Schiffe pro Spieler</text:p>
          <text:list>
            <text:list-item>
              <text:p text:style-name="P20">Kleines schnelles</text:p>
            </text:list-item>
            <text:list-item>
              <text:p text:style-name="P20">Großes dickes</text:p>
            </text:list-item>
            <text:list-item>
              <text:p text:style-name="P20">Standard</text:p>
            </text:list-item>
            <text:list-item>
              <text:p text:style-name="P20">Dicke Kanonen</text:p>
            </text:list-item>
          </text:list>
        </text:list-item>
        <text:list-item>
          <text:p text:style-name="P20">1 Insel pro Spieler</text:p>
        </text:list-item>
        <text:list-item>
          <text:p text:style-name="P20">Wassertextur</text:p>
        </text:list-item>
        <text:list-item>
          <text:p text:style-name="P20">Riffe als Blockade</text:p>
        </text:list-item>
        <text:list-item>
          <text:p text:style-name="P20">Goldmünze, <text:span text:style-name="T2">Leben</text:span></text:p>
        </text:list-item>
        <text:list-item>
          <text:p text:style-name="P20">Boostfelder Schnell, langsam</text:p>
        </text:list-item>
      </text:list>
      <text:p text:style-name="P4"/>
      <text:p text:style-name="P5">Anlegen einer Konstanten Klasse: GameConstants, zum Speichern der festen Anfangswerte.</text:p>
      <text:p text:style-name="P5"/>
      <text:p text:style-name="P6">Tag 4</text:p>
      <text:p text:style-name="P6"/>
      <text:p text:style-name="P6">Leveleditor:</text:p>
      <text:p text:style-name="P6"/>
      <text:p text:style-name="P6">Erstellen einer GUI für den Leveleditor, sowie Hintergrundlogik</text:p>
      <text:p text:style-name="P6"/>
      <text:p text:style-name="P6">GUI:</text:p>
      <text:p text:style-name="P6">Pictureboxen als Auswahl für die einzelnen Tiles getrennt in Tabpanel zwischen Feldtyp und <text:soft-page-break/>PowerUp. 600X500 große Picturebox für die Spielfläche sowie ein Speicherbutton.</text:p>
      <text:p text:style-name="P6"/>
      <text:p text:style-name="P6">Probleme: </text:p>
      <text:p text:style-name="P6">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6"/>
      <text:p text:style-name="P7">Wie komme ich an die Koordinaten beim Klick?</text:p>
      <text:p text:style-name="P7">Lösung EventArgs umwandeln in MouseEventArgs. Diese hat die Properties X und Y, welche die Position der Maus im Element zurückgeben!</text:p>
      <text:p text:style-name="P6"/>
      <text:p text:style-name="P6">Klasse Form1:</text:p>
      <text:p text:style-name="P6">Es wurden 3 Eventhandler erstellt, einen für die Feldtypen, einen für die PowerUps und einen für das Spielfeld.</text:p>
      <text:p text:style-name="P6">Die Eventhandler für Feldtyp und PowerUp setzen den entsprechenden Wert für die <text:span text:style-name="T3">die MemberVariable mSelectedField.</text:span></text:p>
      <text:p text:style-name="P8">Bei Klick auf das Spielfeld, soll das SelectedField dann auf das Spielfeld gezeichnet werden.</text:p>
      <text:p text:style-name="P8">Über die Maus Position soll das genaue Feld ermittelt werden.</text:p>
      <text:p text:style-name="P8"/>
      <text:p text:style-name="P9">Klasse GameBoard</text:p>
      <text:p text:style-name="P9"/>
      <text:p text:style-name="P9">Beinhaltet ein 2 Dimensionales Feld zum Speichern der Eigenschaften der jeweiligen Felder + Alle Bilder für die Tilesets.</text:p>
      <text:p text:style-name="P9">Diese Klasse setzt das Feld im Array und zeichnet das Hintergrundbild neu.</text:p>
      <text:p text:style-name="P9">Gibt später dann das Feld aus zum Speichern in Form von XML</text:p>
      <text:p text:style-name="P9"/>
      <text:p text:style-name="P9">Klasse xmlWriter</text:p>
      <text:p text:style-name="P9"/>
      <text:p text:style-name="P9">Erstellt aus einem FieldArray ein XML zum herauslesen der Informationen des Spielfeldes.</text:p>
      <text:p text:style-name="P9"/>
      <text:p text:style-name="P10">Tag 5:</text:p>
      <text:p text:style-name="P10"/>
      <text:p text:style-name="P10">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10"/>
      <text:p text:style-name="P11">Tag 6:</text:p>
      <text:p text:style-name="P11"/>
      <text:p text:style-name="P11">Erstellen aller benötigten GUI´s für das eigentiliche Spiel.</text:p>
      <text:p text:style-name="P11"/>
      <text:p text:style-name="P11">Tag 7:</text:p>
      <text:p text:style-name="P11">Einfügen der Bilder für die einzelnen Tiles.</text:p>
      <text:p text:style-name="P11"/>
      <text:p text:style-name="P11">Problem:</text:p>
      <text:p text:style-name="P11">Bei der 50x50 Auflösung war schwer erkennbar welche Insel zu welchem Spieler gehört. Daher wurde das Bild angepasst und enthält jetzt eine neue farbige Ecke.</text:p>
      <text:p text:style-name="P11"><text:soft-page-break/></text:p>
      <text:p text:style-name="P11">GameEditor: <text:span text:style-name="T4">Map</text:span>Reader implementiert zum Einlesen der Map</text:p>
      <text:p text:style-name="P12">Initialisieren der Werte für das Spiel aus übergebenen Daten des Optionenfensters.</text:p>
      <text:p text:style-name="P13">Spieler Namen, Erster Spieler, Spieler Gold, Schiffsbilder</text:p>
      <text:p text:style-name="P12"/>
      <text:p text:style-name="P12">MapReader erhält einen Pfad und versucht in diesem eine xmlConfig.xml und eine Gameboard.bmp Datei zu finden und diese zu verarbeiten. Die Funktionen dafür liefern true oder false zurück.</text:p>
      <text:p text:style-name="P12">Hat alles geklappt können die Werte mit den jeweiligen Properties ausgelesen werden.</text:p>
      <text:p text:style-name="P12"/>
      <text:p text:style-name="P12">Probleme: Die Reihenfolge in der die Felder aus der xml gelesen wurden war falsch. Fehler war, dass ich zuerst den ersten Index des FeldArray hochgezählt habe statt dem Zweiten.</text:p>
      <text:p text:style-name="P12"/>
      <text:p text:style-name="P14">Tag 8: Implementierung der Setzfelder in der Bauphase:</text:p>
      <text:p text:style-name="P14"/>
      <text:p text:style-name="P14">Da ich nicht immer das Bild neu zeichnen wollte, kam ich auf die Idee für die Bewegungsbereiche und Setzbereiche ein Panel über die Picturebox zu legen und dort zu zeichnen. Leider ist trotz transparentem Hintergrund die Picturebox nicht sichtbar. Deswegen habe ich die Picturebox für das Feld entfernt und nehme ein Label, dass als Hintergrundbild das Spielfeld besitzt. So kann ich dann ohne das Bild anzufassen auf dem Panel malen.</text:p>
      <text:p text:style-name="P14"/>
      <text:p text:style-name="P14">Bei dem Versuch farbig das Gebiet anzuzeigen, in dem man setzen kann fiel auf, dass das Array nicht korrekt angelegt wurde, da ich die erste und zweite Dimension vertauscht habe. <text:s/></text:p>
      <text:p text:style-name="P14"/>
      <text:p text:style-name="P1">Schiffe können jetzt in den vorgesehenen Bereichen gesetzt werden. Funktion eingebaut, die die Eintrittsverzögerung beendet am Ender der Runde. Bauphase soweit abgeschlossen.</text:p>
      <text:p text:style-name="P1"/>
      <text:p text:style-name="P1">Stand was noch fehlt:</text:p>
      <text:p text:style-name="P1"/>
      <text:p text:style-name="P1">Zugphase: Spieler können ihre Schiffe bewegen.</text:p>
      <text:p text:style-name="P1">Kampfphase: Spieler können mit ihren Schiffen angreifen.</text:p>
      <text:p text:style-name="P1">Zufallsphase: Neue Powerups spawnen.</text:p>
      <text:p text:style-name="P1">TODO: Gold und Healthdrops müssen implementiert werden.</text:p>
      <text:p text:style-name="P1"/>
      <text:p text:style-name="P15">Tag 8</text:p>
      <text:p text:style-name="P15">Bilder für Powerups eingefügt.</text:p>
      <text:p text:style-name="P15">Vorarbeit Kampf und Bewegungsphase: </text:p>
      <text:list xml:id="list513284353309735364" text:style-name="L5">
        <text:list-item>
          <text:p text:style-name="P21">Arrays angelegt für Bewegungs und Kampfradius Bereiche.</text:p>
        </text:list-item>
        <text:list-item>
          <text:p text:style-name="P21">Funktion zur Überprüfung, ob das angeklickte Feld ein Schiff des aktiven Spielers enthält</text:p>
        </text:list-item>
        <text:list-item>
          <text:p text:style-name="P21">Funktion, dass die oben genannten Arrays füllt.</text:p>
        </text:list-item>
        <text:list-item>
          <text:p text:style-name="P21">Schiffklasse einen Player mitgeben, damit unterschieden werden kann wessen Schiff es ist.</text:p>
        </text:list-item>
        <text:list-item>
          <text:p text:style-name="P21">Zwei bool Flags zur Kennzeichnung, ob der Radius gezeichnet werden soll.</text:p>
        </text:list-item>
      </text:list>
      <text:p text:style-name="P15"/>
      <text:p text:style-name="P15">Probleme:</text:p>
      <text:p text:style-name="P15">Man muss darauf reagieren, dass der Benutzer zwei Mal auf das Spielfeld klickt. Dies ermögliche ich momentan dadurch, dass eine bool Variable gesetzt wird. Ist diese true gesetzt, wird versucht die Area zu zeichnen. Ansonsten soll die Bewegung behandelt werden.</text:p>
      <text:p text:style-name="P15"/>
      <text:p text:style-name="P15">Mögliche Probleme: </text:p>
      <text:list xml:id="list5911125481798931774" text:style-name="L6">
        <text:list-item>
          <text:p text:style-name="P22">Spieler wählt Figur aus und wechselt die Phase =&gt; bool Variabeln wären nicht korrekt. Fixed: Bei Phasenwechsel werden die Variablen wieder auf false gesetzt.</text:p>
        </text:list-item>
        <text:list-item>
          <text:p text:style-name="P22">Spieler wählt Figur klickt dann aber auf ein nicht betretbares Feld. Keine Bewegung aber die bool Variable wurde gesetzt. Fixed: Variable wird nur bei gültigem Zug gesetzt.</text:p>
        </text:list-item>
      </text:list>
      <text:p text:style-name="P16"><text:soft-page-break/>Tag 9:</text:p>
      <text:p text:style-name="P16"/>
      <text:p text:style-name="P16">Bei Klick auf das Bild wird, wenn ein Schiff ausgewählt wird der Bewegungsbereich und der Kampfbereich angezeigt. Je nach dem in welcher Phase man sich befindet. Ein Funktion erkennt, ob an der ausgewählten Position ein eigenes Schiff steht und setzt dann ein Array mit allen Koordinaten, zu welchen das Schiff fahren kann.</text:p>
      <text:p text:style-name="P24">Drawfunktionen für Felder geschrieben. Methode die den Angriff handled.</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2S</meta:editing-duration>
    <meta:editing-cycles>5</meta:editing-cycles>
    <meta:generator>LibreOffice/4.4.5.2$Windows_x86 LibreOffice_project/a22f674fd25a3b6f45bdebf25400ed2adff0ff99</meta:generator>
    <dc:date>2016-06-16T17:09:11.055000000</dc:date>
    <meta:document-statistic meta:table-count="0" meta:image-count="0" meta:object-count="0" meta:page-count="4" meta:paragraph-count="92" meta:word-count="1027" meta:character-count="6701" meta:non-whitespace-character-count="5785"/>
    <meta:user-defined meta:name="Info 1"/>
    <meta:user-defined meta:name="Info 2"/>
    <meta:user-defined meta:name="Info 3"/>
    <meta:user-defined meta:name="Info 4"/>
  </office:meta>
</office:document-meta>
</file>